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0d305"/>
    </style:style>
    <style:style style:name="P2" style:family="paragraph" style:parent-style-name="Heading_20_1">
      <style:paragraph-properties fo:text-align="start" style:justify-single-word="false"/>
      <style:text-properties officeooo:rsid="0020d305" officeooo:paragraph-rsid="0020d305"/>
    </style:style>
    <style:style style:name="P3" style:family="paragraph" style:parent-style-name="Heading_20_3">
      <style:text-properties fo:font-size="28pt" officeooo:paragraph-rsid="0020d305" style:font-size-asian="28pt" style:font-size-complex="28pt"/>
    </style:style>
    <style:style style:name="P4" style:family="paragraph" style:parent-style-name="Heading_20_3">
      <style:text-properties fo:font-size="28pt" style:font-size-asian="28pt" style:font-size-complex="28pt"/>
    </style:style>
    <style:style style:name="T1" style:family="text">
      <style:text-properties officeooo:rsid="0020d3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ex and Candy</text:h>
      <text:h text:style-name="Heading_20_2" text:outline-level="2">B <text:s text:c="2"/>G <text:s text:c="2"/>F# </text:h>
      <text:h text:style-name="P3" text:outline-level="3">Hanging around, downtown by myself</text:h>
      <text:p text:style-name="P1"><text:span text:style-name="T1">And </text:span>I had so much time to sit and think about myself, and then there she</text:p>
      <text:p text:style-name="P1">was, like double cherry pie Yeah there she was, like disco super-fly</text:p>
      <text:p text:style-name="P1"/>
      <text:h text:style-name="Heading_20_2" text:outline-level="2">riff, <text:s text:c="7"/>B <text:s/>G <text:s/>A, <text:s text:c="7"/><text:span text:style-name="T1">D <text:s/>A <text:s/>B <text:s/>G</text:span></text:h>
      <text:h text:style-name="Heading_20_3" text:outline-level="3">I smell sex and candy here, mmm</text:h>
      <text:p text:style-name="P1">Who's that lounging in my chair? Mmm</text:p>
      <text:p text:style-name="P1">Who's that casting devious stares in my direction Momma this surely is a </text:p>
      <text:p text:style-name="P1">dream, yeah yeah, momma this surely is a dream, dig it</text:p>
      <text:p text:style-name="P1"/>
      <text:h text:style-name="P4" text:outline-level="3">Hanging around, downtown by myself</text:h>
      <text:p text:style-name="P1">And I've had too much caffeine and I was thinking about myself</text:p>
      <text:p text:style-name="P1">And then there she was, in platform double suede</text:p>
      <text:p text:style-name="P1">Yeah there she was, like disco lemonade</text:p>
      <text:p text:style-name="P1"/>
      <text:p text:style-name="P1">I smell sex and candy here, mmhmmm</text:p>
      <text:p text:style-name="P1">Who's that lounging in my chair? Mmhmmm</text:p>
      <text:p text:style-name="P1">Who's that casting devious stares in my direction?</text:p>
      <text:p text:style-name="P1">Momma this surely is a dream, yeah</text:p>
      <text:p text:style-name="P1">Yeah, momma this surely is a dream, dig it</text:p>
      <text:p text:style-name="P1">Yeah, momma this surely is a dream, yeah</text:p>
      <text:p text:style-name="P1"/>
      <text:p text:style-name="P1"/>
      <text:p text:style-name="P1">Yeah, momma this must be my dre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32:01.994860498</meta:creation-date>
    <dc:title>SongSheet</dc:title>
    <meta:editing-cycles>4</meta:editing-cycles>
    <meta:generator>LibreOffice/7.6.4.1$MacOSX_AARCH64 LibreOffice_project/e19e193f88cd6c0525a17fb7a176ed8e6a3e2aa1</meta:generator>
    <meta:editing-duration>PT9M50S</meta:editing-duration>
    <dc:date>2025-05-28T09:31:01.920401920</dc:date>
    <meta:document-statistic meta:table-count="0" meta:image-count="0" meta:object-count="0" meta:page-count="1" meta:paragraph-count="21" meta:word-count="171" meta:character-count="886" meta:non-whitespace-character-count="711"/>
    <meta:template xlink:type="simple" xlink:actuate="onRequest" xlink:title="SongSheet" xlink:href="../../../../Library/Application%20Support/LibreOffice/4/user/template/SongSheet.ott" meta:date="2025-04-14T16:32:01.910553282"/>
  </office:meta>
</office:document-meta>
</file>